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22pt" fo:font-weight="normal" officeooo:rsid="000ac63c" officeooo:paragraph-rsid="000ac63c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df26a" officeooo:paragraph-rsid="000df26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e6f1f" officeooo:paragraph-rsid="000e6f1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e6f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Bahnschrift SemiBold" fo:font-size="12pt" fo:font-weight="normal" officeooo:rsid="000df26a" officeooo:paragraph-rsid="000df2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28383" officeooo:paragraph-rsid="0012838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0df26a" officeooo:paragraph-rsid="000ac63c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ac63c"/>
    </style:style>
    <style:style style:name="P11" style:family="paragraph" style:parent-style-name="Standard">
      <style:paragraph-properties fo:text-align="start" style:justify-single-word="false"/>
      <style:text-properties officeooo:paragraph-rsid="000df26a"/>
    </style:style>
    <style:style style:name="P12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df26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28383" officeooo:paragraph-rsid="0012838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33734" officeooo:paragraph-rsid="001337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Bahnschrift SemiBold" fo:font-size="18pt" fo:font-weight="normal" officeooo:rsid="00133734" officeooo:paragraph-rsid="00133734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128383"/>
    </style:style>
    <style:style style:name="T1" style:family="text">
      <style:text-properties style:font-name="Bahnschrift SemiBold" fo:font-size="12pt" fo:font-weight="normal" officeooo:rsid="000ac63c" style:font-size-asian="12pt" style:font-weight-asian="normal" style:font-size-complex="12pt" style:font-weight-complex="normal"/>
    </style:style>
    <style:style style:name="T2" style:family="text">
      <style:text-properties style:font-name="Bahnschrift SemiBold" fo:font-size="12pt" fo:font-weight="normal" officeooo:rsid="000df26a" style:font-size-asian="12pt" style:font-weight-asian="normal" style:font-size-complex="12pt" style:font-weight-complex="normal"/>
    </style:style>
    <style:style style:name="T3" style:family="text">
      <style:text-properties style:font-name="Bahnschrift SemiBold" fo:font-size="12pt" fo:font-weight="normal" officeooo:rsid="000ec6c1" style:font-size-asian="12pt" style:font-weight-asian="normal" style:font-size-complex="12pt" style:font-weight-complex="normal"/>
    </style:style>
    <style:style style:name="T4" style:family="text">
      <style:text-properties style:font-name="Bahnschrift SemiBold" fo:font-size="12pt" fo:font-weight="normal" officeooo:rsid="000f3b60" style:font-size-asian="12pt" style:font-weight-asian="normal" style:font-size-complex="12pt" style:font-weight-complex="normal"/>
    </style:style>
    <style:style style:name="T5" style:family="text">
      <style:text-properties style:font-name="Bahnschrift SemiBold" fo:font-size="12pt" fo:font-weight="normal" officeooo:rsid="00112621" style:font-size-asian="12pt" style:font-weight-asian="normal" style:font-size-complex="12pt" style:font-weight-complex="normal"/>
    </style:style>
    <style:style style:name="T6" style:family="text">
      <style:text-properties style:font-name="Bahnschrift SemiBold" fo:font-size="18pt" fo:font-weight="normal" officeooo:rsid="00128383" style:font-size-asian="15.75pt" style:font-weight-asian="normal" style:font-size-complex="18pt" style:font-weight-complex="normal"/>
    </style:style>
    <style:style style:name="T7" style:family="text">
      <style:text-properties style:font-name="Bahnschrift SemiBold" fo:font-size="18pt" fo:font-weight="normal" officeooo:rsid="00133734" style:font-size-asian="15.75pt" style:font-weight-asian="normal" style:font-size-complex="18pt" style:font-weight-complex="normal"/>
    </style:style>
    <style:style style:name="T8" style:family="text">
      <style:text-properties officeooo:rsid="00128383"/>
    </style:style>
    <style:style style:name="T9" style:family="text">
      <style:text-properties officeooo:rsid="0012ae89"/>
    </style:style>
    <style:style style:name="T10" style:family="text">
      <style:text-properties officeooo:rsid="00133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020</text:p>
      <text:p text:style-name="P1">Informatyzacja karty obiegowej firmy Gedia</text:p>
      <text:p text:style-name="P2"/>
      <text:p text:style-name="P2"/>
      <text:p text:style-name="P3"/>
      <text:p text:style-name="P10"><text:span text:style-name="T1">Założenie projektu: Analiza oraz zinformatyzowanie karty obiegowej firmy Gedia<text:line-break/>Czas realizacji: 16.11.2020. - </text:span><text:span text:style-name="T2">24</text:span><text:span text:style-name="T1">.11.2020.</text:span></text:p>
      <text:p text:style-name="P3">Wykonawcy: Jakub Ostrowski, Szymon Czaykowski, CKZiU „Elektryk”, klasa 4C1TZ</text:p>
      <text:p text:style-name="P4">Użyte programy:</text:p>
      <text:p text:style-name="P4">- przeglądarki (Google Chrome, Safari, Chromium)</text:p>
      <text:p text:style-name="P4">- edytory tekstu (Notepad++, Atom)</text:p>
      <text:p text:style-name="P4">- pakiet serwera (XAMPP)</text:p>
      <text:p text:style-name="P11"><text:span text:style-name="T2">- </text:span><text:span text:style-name="T3">edytory grafiki (</text:span><text:span text:style-name="T4">GIMP</text:span><text:span text:style-name="T3">)</text:span></text:p>
      <text:p text:style-name="P11"><text:span text:style-name="T3">- </text:span><text:span text:style-name="T5">komunikacja (Discord)</text:span></text:p>
      <text:p text:style-name="P12">- organizacja pracy (GitHub Desktop)</text:p>
      <text:p text:style-name="P4"/>
      <text:p text:style-name="P5">Użyte technologie <text:span text:style-name="T8">webowe</text:span>, języki:</text:p>
      <text:p text:style-name="P5">- HTML</text:p>
      <text:p text:style-name="P5">- PHP</text:p>
      <text:p text:style-name="P5">- SQL</text:p>
      <text:p text:style-name="P5">- JavaScript</text:p>
      <text:p text:style-name="P6"/>
      <text:p text:style-name="P16"><text:span text:style-name="T6">Opis </text:span><text:span text:style-name="T7">idei</text:span></text:p>
      <text:p text:style-name="P8"/>
      <text:p text:style-name="P8">Nasza propozycja brzmi następująco: umieścić dokument na stronie internetowej z mechanizmem logowania i rejestracji, <text:span text:style-name="T9">gdzie każdy pracownik będzie mogł się zarejestrować i jednocześnie założyć swoją elektroniczną kartę obiegową. Podobn</text:span><text:span text:style-name="T10">ą możliwość ma każdy z kierowników – również może on się zarejestrować oraz określić przy tym dział, którym się zajmuje.</text:span></text:p>
      <text:p text:style-name="P8"/>
      <text:p text:style-name="P15">Mechanika i opcje użytkowników</text:p>
      <text:p text:style-name="P15"/>
      <text:p text:style-name="P14">W zależności od rodzaju konta (pracownik / kierownik) strona oferuje różne możliwości. Ogólna mechanika systemu wygląda następująco:</text:p>
      <text:p text:style-name="P14"/>
      <text:p text:style-name="P14">Pracownik w momencie </text:p>
      <text:p text:style-name="P5"/>
      <text:p text:style-name="P5"/>
      <text:p text:style-name="P9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54:50.754000000</meta:creation-date>
    <dc:date>2020-11-24T11:08:23.753000000</dc:date>
    <meta:editing-duration>PT35M11S</meta:editing-duration>
    <meta:editing-cycles>11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21" meta:word-count="144" meta:character-count="1062" meta:non-whitespace-character-count="937"/>
  </office:meta>
</office:document-meta>
</file>